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0.9833in" fo:text-indent="0.4916in">
        <style:tab-stops/>
      </style:paragraph-properties>
      <style:text-properties style:font-name="Arial" style:font-name-complex="Arial" fo:font-weight="bold" style:font-weight-asian="bold" style:font-weight-complex="bold" fo:font-size="15pt" style:font-size-asian="15pt" style:font-size-complex="15pt"/>
    </style:style>
    <style:style style:name="P2" style:parent-style-name="Normal" style:family="paragraph">
      <style:text-properties style:font-name="Arial" style:font-name-complex="Arial"/>
    </style:style>
    <style:style style:name="P3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" style:parent-style-name="Normal" style:family="paragraph">
      <style:text-properties style:font-name="Arial" style:font-name-complex="Arial"/>
    </style:style>
    <style:style style:name="P5" style:parent-style-name="Normal" style:family="paragraph">
      <style:text-properties style:font-name="Arial" style:font-name-complex="Arial"/>
    </style:style>
    <style:style style:name="P6" style:parent-style-name="Normal" style:family="paragraph">
      <style:text-properties style:font-name="Arial" style:font-name-complex="Arial"/>
    </style:style>
    <style:style style:name="P7" style:parent-style-name="Normal" style:family="paragraph">
      <style:text-properties style:font-name="Arial" style:font-name-complex="Arial"/>
    </style:style>
    <style:style style:name="P8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9" style:parent-style-name="Normal" style:family="paragraph">
      <style:text-properties style:font-name="Arial" style:font-name-complex="Arial"/>
    </style:style>
    <style:style style:name="P10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11" style:parent-style-name="Normal" style:family="paragraph">
      <style:text-properties style:font-name="Arial" style:font-name-complex="Arial"/>
    </style:style>
    <style:style style:name="P12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style:font-name="Arial" style:font-name-complex="Arial"/>
    </style:style>
    <style:style style:name="P14" style:parent-style-name="Normal" style:family="paragraph">
      <style:text-properties style:font-name="Arial" style:font-name-complex="Arial"/>
    </style:style>
    <style:style style:name="P15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16" style:parent-style-name="Normal" style:family="paragraph">
      <style:text-properties style:font-name="Arial" style:font-name-complex="Arial"/>
    </style:style>
    <style:style style:name="P17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18" style:parent-style-name="Normal" style:family="paragraph">
      <style:text-properties style:font-name="Arial" style:font-name-complex="Arial"/>
    </style:style>
    <style:style style:name="P19" style:parent-style-name="Normal" style:family="paragraph">
      <style:paragraph-properties fo:margin-left="0.5347in">
        <style:tab-stops/>
      </style:paragraph-properties>
      <style:text-properties style:font-name="Arial" style:font-name-complex="Arial"/>
    </style:style>
    <style:style style:name="P20" style:parent-style-name="Normal" style:family="paragraph">
      <style:paragraph-properties fo:margin-left="0.5347in">
        <style:tab-stops/>
      </style:paragraph-properties>
      <style:text-properties style:font-name="Arial" style:font-name-complex="Arial"/>
    </style:style>
    <style:style style:name="P21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/>
    </style:style>
    <style:style style:name="P23" style:parent-style-name="Normal" style:family="paragraph">
      <style:text-properties style:font-name="Arial" style:font-name-complex="Arial"/>
    </style:style>
    <style:style style:name="P24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25" style:parent-style-name="Normal" style:family="paragraph">
      <style:text-properties style:font-name="Arial" style:font-name-complex="Arial"/>
    </style:style>
    <style:style style:name="P26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27" style:parent-style-name="Normal" style:family="paragraph">
      <style:text-properties style:font-name="Arial" style:font-name-complex="Arial"/>
    </style:style>
    <style:style style:name="P28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29" style:parent-style-name="Normal" style:family="paragraph">
      <style:text-properties style:font-name="Arial" style:font-name-complex="Arial"/>
    </style:style>
    <style:style style:name="P30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31" style:parent-style-name="Normal" style:family="paragraph">
      <style:text-properties style:font-name="Arial" style:font-name-complex="Arial"/>
    </style:style>
    <style:style style:name="P32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33" style:parent-style-name="Normal" style:family="paragraph">
      <style:text-properties style:font-name="Arial" style:font-name-complex="Arial"/>
    </style:style>
    <style:style style:name="P34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35" style:parent-style-name="Normal" style:family="paragraph">
      <style:text-properties style:font-name="Arial" style:font-name-complex="Arial"/>
    </style:style>
    <style:style style:name="P36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37" style:parent-style-name="Normal" style:family="paragraph">
      <style:text-properties style:font-name="Arial" style:font-name-complex="Arial"/>
    </style:style>
    <style:style style:name="P38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39" style:parent-style-name="Normal" style:family="paragraph">
      <style:text-properties style:font-name="Arial" style:font-name-complex="Arial"/>
    </style:style>
    <style:style style:name="P40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41" style:parent-style-name="Normal" style:family="paragraph">
      <style:text-properties style:font-name="Arial" style:font-name-complex="Arial"/>
    </style:style>
    <style:style style:name="P42" style:parent-style-name="Normal" style:family="paragraph">
      <style:text-properties style:font-name="Arial" style:font-name-complex="Arial"/>
    </style:style>
    <style:style style:name="P43" style:parent-style-name="Normal" style:family="paragraph">
      <style:text-properties style:font-name="Arial" style:font-name-complex="Arial"/>
    </style:style>
    <style:style style:name="P44" style:parent-style-name="Normal" style:family="paragraph">
      <style:text-properties style:font-name="Arial" style:font-name-complex="Arial"/>
    </style:style>
    <style:style style:name="P45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weight="bold" style:font-weight-asian="bold" style:font-weight-complex="bold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/>
    </style:style>
    <style:style style:name="P48" style:parent-style-name="Normal" style:family="paragraph">
      <style:text-properties style:font-name="Arial" style:font-name-complex="Arial"/>
    </style:style>
    <style:style style:name="P49" style:parent-style-name="Normal" style:family="paragraph">
      <style:paragraph-properties fo:margin-left="0.4916in" fo:text-indent="0.0013in">
        <style:tab-stops/>
      </style:paragraph-properties>
      <style:text-properties style:font-name="Arial" style:font-name-complex="Arial"/>
    </style:style>
    <style:style style:name="P50" style:parent-style-name="Normal" style:family="paragraph">
      <style:text-properties style:font-name="Arial" style:font-name-complex="Arial"/>
    </style:style>
    <style:style style:name="P51" style:parent-style-name="Normal" style:family="paragraph">
      <style:text-properties style:font-name="Arial" style:font-name-complex="Arial"/>
    </style:style>
    <style:style style:name="P52" style:parent-style-name="Normal" style:family="paragraph">
      <style:text-properties style:font-name="Arial" style:font-name-complex="Arial"/>
    </style:style>
    <style:style style:name="P53" style:parent-style-name="Normal" style:family="paragraph">
      <style:paragraph-properties fo:margin-left="0.4916in" fo:text-indent="0.0013in">
        <style:tab-stops/>
      </style:paragraph-properties>
    </style:style>
    <style:style style:name="T54" style:parent-style-name="Fuentedepárrafopredeter." style:family="text">
      <style:text-properties style:font-name="Arial" style:font-name-complex="Arial"/>
    </style:style>
  </office:automatic-styles>
  <office:body>
    <office:text text:use-soft-page-breaks="true">
      <text:p text:style-name="P1">Planificación del proyecto<text:s/></text:p>
      <text:p text:style-name="P2">Documentación estructurada para la planificación y el seguimiento de unas determinadas directrices para llevar a cabo el proyecto de final de grado en un plazo concreto.</text:p>
      <text:p text:style-name="P3">Desarrollo de la idea</text:p>
      <text:p text:style-name="P4">Periodo en el cual se ponen las ideas<text:s/>de la realización del proyecto entre los integrantes del grupo de trabajo y se llega al acuerdo común de una idea principal que desarrollar.</text:p>
      <text:p text:style-name="P5">-Sábado 2 de abril:</text:p>
      <text:p text:style-name="P6"><text:tab/>Primer encuentro entre los integrantes y realización de brain storming.</text:p>
      <text:p text:style-name="P7">-Viernes 15 de abril:</text:p>
      <text:p text:style-name="P8">Segundo encuentro del equipo de trabajo, encaminar ideas hacia un objetivo concreto.</text:p>
      <text:p text:style-name="P9">-Sábado 16 de abril:</text:p>
      <text:p text:style-name="P10">Tercer y último encuentro de la etapa de desarrollo de la idea, finalización de los últimos detalles acerca de la idea.</text:p>
      <text:p text:style-name="P11"/>
      <text:p text:style-name="P12">Diseño</text:p>
      <text:p text:style-name="P13">Etapa de diseño del proyecto, en el cual se decide el entorno de desarrollo, los lenguajes a emplear y el diseño general de la imagen del proyecto.</text:p>
      <text:p text:style-name="P14">-Sábado 16 de abril:</text:p>
      <text:p text:style-name="P15">Comienzo de la etapa de diseño, toma de decisiones al seleccionar php, css, HTML, JavaScript y MySQL.<text:s/></text:p>
      <text:p text:style-name="P16">-Sábado 23 de abril:</text:p>
      <text:p text:style-name="P17">Realización<text:s/>del mockup, y la estructuración del diseño de la base de datos a través de<text:s/>Balsamiq wareframes<text:s/>y diagrama de clases mediante Draw.io<text:s/>y selección de la paleta de colores.</text:p>
      <text:p text:style-name="P18">-Viernes 29 de abril:</text:p>
      <text:p text:style-name="P19">Ejecución de un documento de requisitos, para establecer las bases de los medios requeridos o necesarios para la ejecución de la etapa de desarrollo.<text:s/></text:p>
      <text:p text:style-name="P20"/>
      <text:p text:style-name="P21">Desarrollo<text:tab/></text:p>
      <text:p text:style-name="P22">Fase<text:s/>de la ejecución del proyecto en el cual se lleva a cabo el desarrollo de la estructura interna de este.</text:p>
      <text:p text:style-name="P23">-Sábado 30 de abril:</text:p>
      <text:p text:style-name="P24">Reparto de las partes de la estructura del proyecto, para su posterior puesta en marcha<text:s/>del desarrollo.</text:p>
      <text:soft-page-break/>
      <text:p text:style-name="P25">-Viernes<text:s/>6<text:s/>de mayo:</text:p>
      <text:p text:style-name="P26">Creación de cuentas de GitHub y posteriormente del proyecto en dicha plataforma en la nube.</text:p>
      <text:p text:style-name="P27">-Sábado<text:s/>7<text:s/>de<text:s/>mayo:</text:p>
      <text:p text:style-name="P28">Realización de la base de datos y puesta en común del trabajo realizado por cada parte en la misma a través de GitHub.</text:p>
      <text:p text:style-name="P29">-Sábado 14 de mayo:</text:p>
      <text:p text:style-name="P30">Comienzo del desarrollo de la conexión de la base de datos a través de php mediante visual studio code.</text:p>
      <text:p text:style-name="P31">-Viernes 20 de mayo:</text:p>
      <text:p text:style-name="P32">Desarrollo de la estructura dinámica del HTML y php a través de visual studio code.</text:p>
      <text:p text:style-name="P33">-Sábado 21 de mayo:</text:p>
      <text:p text:style-name="P34">Continuación de la estructura dinámica del HTML y php a través de visual studio code.<text:s/></text:p>
      <text:p text:style-name="P35">-Domingo 22 de mayo:</text:p>
      <text:p text:style-name="P36">Continuación de la estructura dinámica del HTML, php y comienzo del diseño del css<text:s/>a través de visual studio code.</text:p>
      <text:p text:style-name="P37">-Sábado 28 de mayo:</text:p>
      <text:p text:style-name="P38">Continuación de la estructura dinámica del HTML, php, css e inicio del JavaScript a través de visual studio code.</text:p>
      <text:p text:style-name="P39">-Domingo 29 de mayo:</text:p>
      <text:p text:style-name="P40">Continuación<text:s/>de la estructura dinámica del HTML, php, css y JavaScript a través de visual studio code. <text:s/></text:p>
      <text:p text:style-name="P41">-Viernes 3 de junio:</text:p>
      <text:p text:style-name="P42"><text:tab/>Finalización del desarrollo del programa y de la estructura dinámica del mismo.</text:p>
      <text:p text:style-name="P43"><text:s/>-Sábado 4 de junio:</text:p>
      <text:p text:style-name="P44"><text:tab/>Finalización del desarrollo del programa y de la estructura dinámica del mismo.</text:p>
      <text:p text:style-name="P45"/>
      <text:p text:style-name="P46">Evaluación</text:p>
      <text:p text:style-name="P47">Etapa final en la cual se lleva a cabo la revisión de la estructura y funcionalidad del programa<text:s/>para su optimización y posterior depurado antes de la entrega del proyecto.</text:p>
      <text:p text:style-name="P48">-Viernes 10 de junio:</text:p>
      <text:p text:style-name="P49">Inicio de la etapa de evaluación, puesta en común de todos los procesos realizados por los miembros del equipo.</text:p>
      <text:p text:style-name="P50"><text:s/>-Sábado 11<text:s/>de junio:</text:p>
      <text:soft-page-break/>
      <text:p text:style-name="P51">Realización de pruebas de uso para la comprobación de la funcionalidad del programa y búsqueda de posibles errores.</text:p>
      <text:p text:style-name="P52">-Domingo 12 de junio:</text:p>
      <text:p text:style-name="P53"><text:span text:style-name="T54">Finalización de las pruebas de uso para la comprobación de la funcionalidad del programa y búsqueda de posibles errores y últimos detalles antes de la posterior entreg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ederico Rubio Méndez</meta:initial-creator>
    <dc:creator>Federico Rubio Méndez</dc:creator>
    <meta:creation-date>2022-05-30T07:16:00Z</meta:creation-date>
    <dc:date>2022-05-30T08:44:00Z</dc:date>
    <meta:template xlink:href="Normal" xlink:type="simple"/>
    <meta:editing-cycles>1</meta:editing-cycles>
    <meta:editing-duration>PT5280S</meta:editing-duration>
    <meta:document-statistic meta:page-count="3" meta:paragraph-count="6" meta:word-count="535" meta:character-count="3473" meta:row-count="24" meta:non-whitespace-character-count="2944"/>
  </office:meta>
</office:document-meta>
</file>